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/>
  <office:automatic-styles>
    <style:style co:numbering-list-id="list_1" style:family="paragraph" style:list-style-name="numList_1" style:name="P8" style:parent-style-name="Standard">
      <style:paragraph-properties fo:text-align="justify"/>
    </style:style>
    <style:style style:family="paragraph" style:name="P6" style:parent-style-name="Standard">
      <style:paragraph-properties fo:text-align="justify"/>
    </style:style>
    <style:style style:family="paragraph" style:name="P5" style:parent-style-name="Standard">
      <style:paragraph-properties fo:text-align="justify"/>
      <style:text-properties fo:font-size="14pt" fo:font-weight="bold" style:font-size-asian="14pt" style:font-size-complex="14pt" style:font-weight-asian="bold" style:font-weight-complex="bold"/>
    </style:style>
    <style:style style:family="paragraph" style:name="P4" style:parent-style-name="Standard">
      <style:paragraph-properties fo:text-align="end"/>
      <style:text-properties fo:font-size="14pt" style:font-size-asian="14pt" style:font-size-complex="14pt"/>
    </style:style>
    <style:style style:family="paragraph" style:name="P3" style:parent-style-name="Standard">
      <style:paragraph-properties fo:text-align="center"/>
      <style:text-properties fo:font-size="14pt" style:font-size-asian="14pt" style:font-size-complex="14pt"/>
    </style:style>
    <style:style style:family="paragraph" style:name="P7" style:parent-style-name="Standard">
      <style:paragraph-properties fo:text-align="justify"/>
      <style:text-properties fo:font-size="14pt" style:font-size-asian="14pt" style:font-size-complex="14pt"/>
    </style:style>
    <style:style style:family="paragraph" style:name="P2" style:parent-style-name="Standard">
      <style:paragraph-properties fo:text-align="center"/>
    </style:style>
    <style:style style:family="paragraph" style:master-page-name="Standard" style:name="P1" style:parent-style-name="Standard">
      <style:paragraph-properties fo:text-align="center"/>
    </style:style>
    <style:style style:family="text" style:name="T3" style:parent-style-name="Основной_шрифт_абзаца_tx">
      <style:text-properties fo:font-size="14pt" style:font-size-asian="14pt" style:font-size-complex="14pt"/>
    </style:style>
    <style:style style:family="text" style:name="T2">
      <style:text-properties fo:font-size="14pt" fo:font-weight="bold" style:font-size-asian="14pt" style:font-size-complex="14pt" style:font-weight-asian="bold" style:font-weight-complex="bold"/>
    </style:style>
    <style:style style:family="text" style:name="T1">
      <style:text-properties fo:font-size="14pt" style:font-size-asian="14pt" style:font-size-complex="14pt"/>
    </style:style>
  </office:automatic-styles>
  <office:body>
    <office:text>
      <text:tracked-changes text:track-changes="false"/>
      <text:p co:para-mark-style-name="T1" text:style-name="P1"><text:span text:style-name="T1">МИНОБРНАУКИ РОССИИ</text:span></text:p>
      <text:p co:para-mark-style-name="T1" text:style-name="P2"><text:span text:style-name="T1">ФЕДЕРАЛЬНОЕ ГОСУДАРСТВЕННОЕ БЮДЖЕТНОЕ</text:span></text:p>
      <text:p co:para-mark-style-name="T1" text:style-name="P2"><text:span text:style-name="T1">ОБРАЗОВАТЕЛЬНОЕ УЧРЕЖДЕНИЕ ВЫСШЕГО</text:span></text:p>
      <text:p co:para-mark-style-name="T1" text:style-name="P2"><text:span text:style-name="T1">ПРОФЕССИОНАЛЬНОГО ОБРАЗОВАНИЯ</text:span></text:p>
      <text:p co:para-mark-style-name="T1" text:style-name="P2"><text:span text:style-name="T1">«ВОРОНЕЖСКИЙ ГОСУДАРСТВЕННЫЙ УНИВЕРСИТЕТ»</text:span></text:p>
      <text:p co:para-mark-style-name="T1" text:style-name="P3"/>
      <text:p co:para-mark-style-name="T1" text:style-name="P3"/>
      <text:p co:para-mark-style-name="T1" text:style-name="P3"/>
      <text:p co:para-mark-style-name="T1" text:style-name="P2"><text:span text:style-name="T1">Математический факультет</text:span></text:p>
      <text:p co:para-mark-style-name="T1" text:style-name="P3"/>
      <text:p co:para-mark-style-name="T1" text:style-name="P2"><text:span text:style-name="T1">Кафедра математического моделирования</text:span></text:p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2"><text:span text:style-name="T1">Методы сжатия информации и создание резервных копий</text:span></text:p>
      <text:p co:para-mark-style-name="T1" text:style-name="P3"/>
      <text:p co:para-mark-style-name="T1" text:style-name="P2"><text:span text:style-name="T1">Лабораторная работа №1</text:span></text:p>
      <text:p co:para-mark-style-name="T1" text:style-name="P3"/>
      <text:p co:para-mark-style-name="T1" text:style-name="P2"><text:span text:style-name="T1">Направление 10.05.04 Информационно-аналитические системы безопасности</text:span></text:p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4"/>
      <text:p co:para-mark-style-name="T1" text:style-name="Standard"><text:span text:style-name="T1">Обучающийся: <text:s text:c="78"/>Трубников Д. В.</text:span></text:p>
      <text:p co:para-mark-style-name="T1" text:style-name="Standard"><text:span text:style-name="T1"><text:s text:c="1"/></text:span></text:p>
      <text:p co:para-mark-style-name="T1" text:style-name="Standard"><text:span text:style-name="T1">Преподаватель: <text:s text:c="77"/>Завгородний М. Г.</text:span></text:p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2"><text:span text:style-name="T1">Воронеж 2024</text:span></text:p>
      <text:p co:para-mark-style-name="T2" text:style-name="P5"/>
      <text:p co:para-mark-style-name="T2" text:style-name="P6"><text:span text:style-name="T2">Задания.</text:span></text:p>
      <text:p co:para-mark-style-name="T2" text:style-name="P5"/>
      <text:p co:para-mark-style-name="T2" text:style-name="P5"/>
      <text:p co:para-mark-style-name="T1" text:style-name="P6"><text:span text:style-name="T1">1. Изучить работу программ архивирования и создания архивных копий.</text:span></text:p>
      <text:p co:para-mark-style-name="T1" text:style-name="P6"><text:span text:style-name="T1"/><text:tab/><text:span text:style-name="T1"/><text:span text:style-name="T1">Алгоритм решения:</text:span></text:p>
      <text:p text:style-name="P6"><text:span text:style-name="T3"/><text:tab/><text:span text:style-name="T3"/><text:span text:style-name="T3">а) установить программы-архиваторы </text:span><text:span text:style-name="T3">WinRAR</text:span><text:span text:style-name="T3"><text:s text:c="1"/>и </text:span><text:span text:style-name="T3">WinZip</text:span></text:p>
      <text:p co:para-mark-style-name="T1" text:style-name="P6"><text:span text:style-name="T1"/><text:tab/><text:span text:style-name="T1"/><text:span text:style-name="T1">б) запустить их и рассмотреть все функции, которые они способны выполнять, посредством изучения действия всех предоставленных иконок действий и пунктов выпадающих меню</text:span></text:p>
      <text:p text:style-name="P6"><text:span text:style-name="T3"/><text:tab/><text:span text:style-name="T3"/><text:span text:style-name="T3">в) прочесть дополнительную информацию на официальных сайтах данных программ </text:span></text:p>
      <text:p text:style-name="P6"><text:span text:style-name="T3"/><text:tab/><text:span text:style-name="T3"/><text:span text:style-name="T3">г) прочесть информацию о встроенной в </text:span><text:span text:style-name="T3">Windows</text:span><text:span text:style-name="T3"><text:s text:c="1"/>утилите создания резервной копии</text:span></text:p>
      <text:p co:para-mark-style-name="T1" text:style-name="P7"/>
      <text:p co:para-mark-style-name="T1" text:style-name="P7"/>
      <text:p co:para-mark-style-name="T1" text:style-name="P6"><text:span text:style-name="T1">2. Изучить один из методов сжатия информации.</text:span></text:p>
      <text:p co:para-mark-style-name="T1" text:style-name="P6"><text:span text:style-name="T1"/><text:tab/><text:span text:style-name="T1"/><text:span text:style-name="T1">Алгоритм решения:</text:span></text:p>
      <text:p text:style-name="P6"><text:span text:style-name="T3"/><text:tab/><text:span text:style-name="T3"/><text:span text:style-name="T3">а) задать в поисковом окне браузера запрос по типу «методы сжатия информации» и изучить материалы какого-либо сайта </text:span></text:p>
      <text:p co:para-mark-style-name="T1" text:style-name="P6"><text:span text:style-name="T1"/><text:tab/><text:span text:style-name="T1"/><text:span text:style-name="T1">б) выбрать один из алгоритмов и более подробно изучить его, посредством поиска дополнительной информации сети Интернет</text:span></text:p>
      <text:p co:para-mark-style-name="T1" text:style-name="P7"/>
      <text:p co:para-mark-style-name="T1" text:style-name="P7"/>
      <text:p co:para-mark-style-name="T1" text:style-name="P6"><text:span text:style-name="T1">3. Создать алгоритм и написать программу, реализующую изученный Вами метод сжатия информации.</text:span></text:p>
      <text:p co:para-mark-style-name="T1" text:style-name="P6"><text:span text:style-name="T1">4. Создать алгоритм и написать программу, выполняющую декомпрессию.</text:span></text:p>
      <text:p co:para-mark-style-name="T1" text:style-name="P6"><text:span text:style-name="T1"/><text:tab/><text:span text:style-name="T1"/><text:span text:style-name="T1">Эти 2 программы объединены в одну, где пользователь, вызывая одну из двух функций, определяет нужную ему операцию</text:span></text:p>
      <text:p co:para-mark-style-name="T1" text:style-name="P7"/>
      <text:p text:style-name="P6"><text:span text:style-name="T3"/><text:tab/><text:span text:style-name="T3"/><text:span text:style-name="T3">Ниже приведен код программы на </text:span><text:span text:style-name="T3">Python</text:span></text:p>
      <text:p co:para-mark-style-name="T1" text:style-name="P7"/>
      <text:p co:para-mark-style-name="T1" text:style-name="P7"/>
      <text:p co:para-mark-style-name="T1" text:style-name="P6"><text:span text:style-name="T1">def compressor(input_file, output_file):</text:span></text:p>
      <text:p co:para-mark-style-name="T1" text:style-name="P6"><text:span text:style-name="T1"><text:s text:c="4"/>with open(input_file, 'r') as f_in:</text:span></text:p>
      <text:p co:para-mark-style-name="T1" text:style-name="P6"><text:span text:style-name="T1"><text:s text:c="8"/>input_file = f_in.read()</text:span></text:p>
      <text:p co:para-mark-style-name="T1" text:style-name="P6"><text:span text:style-name="T1"><text:s text:c="4"/>compressed_file = ''</text:span></text:p>
      <text:p co:para-mark-style-name="T1" text:style-name="P6"><text:span text:style-name="T1"><text:s text:c="4"/>i = 0</text:span></text:p>
      <text:p co:para-mark-style-name="T1" text:style-name="P6"><text:span text:style-name="T1"><text:s text:c="4"/>while i &lt;= len(input_file) - 1:</text:span></text:p>
      <text:p co:para-mark-style-name="T1" text:style-name="P6"><text:span text:style-name="T1"><text:s text:c="8"/>counter = 1</text:span></text:p>
      <text:p co:para-mark-style-name="T1" text:style-name="P6"><text:span text:style-name="T1"><text:s text:c="8"/>counted_symbol = input_file[i]</text:span></text:p>
      <text:p co:para-mark-style-name="T1" text:style-name="P6"><text:span text:style-name="T1"><text:s text:c="8"/>j = i</text:span></text:p>
      <text:p co:para-mark-style-name="T1" text:style-name="P6"><text:span text:style-name="T1"><text:s text:c="8"/>while j &lt; len(input_file) - 1:</text:span></text:p>
      <text:p co:para-mark-style-name="T1" text:style-name="P6"><text:span text:style-name="T1"><text:s text:c="12"/>if input_file[j] == input_file[j + 1]:</text:span></text:p>
      <text:p co:para-mark-style-name="T1" text:style-name="P6"><text:span text:style-name="T1"><text:s text:c="16"/>counter += 1</text:span></text:p>
      <text:p co:para-mark-style-name="T1" text:style-name="P6"><text:span text:style-name="T1"><text:s text:c="16"/>j += 1</text:span></text:p>
      <text:p co:para-mark-style-name="T1" text:style-name="P6"><text:span text:style-name="T1"><text:s text:c="12"/>else:</text:span></text:p>
      <text:p co:para-mark-style-name="T1" text:style-name="P6"><text:span text:style-name="T1"><text:s text:c="16"/>break</text:span></text:p>
      <text:p co:para-mark-style-name="T1" text:style-name="P6"><text:span text:style-name="T1"><text:s text:c="8"/>compressed_file = compressed_file + str(counter) + counted_symbol</text:span></text:p>
      <text:p co:para-mark-style-name="T1" text:style-name="P6"><text:span text:style-name="T1"><text:s text:c="8"/>i = j + 1</text:span></text:p>
      <text:p co:para-mark-style-name="T1" text:style-name="P6"><text:span text:style-name="T1"><text:s text:c="8"/>with open(output_file, 'w') as f_out:</text:span></text:p>
      <text:p co:para-mark-style-name="T1" text:style-name="P6"><text:span text:style-name="T1"><text:s text:c="12"/>f_out.write(compressed_file)</text:span></text:p>
      <text:p co:para-mark-style-name="T1" text:style-name="P6"><text:span text:style-name="T1"><text:s text:c="4"/>return compressed_file</text:span></text:p>
      <text:p co:para-mark-style-name="T1" text:style-name="P7"/>
      <text:p co:para-mark-style-name="T1" text:style-name="P7"/>
      <text:p co:para-mark-style-name="T1" text:style-name="P6"><text:span text:style-name="T1">print(compressor('primer.txt', 'output.txt'))</text:span></text:p>
      <text:p co:para-mark-style-name="T1" text:style-name="P7"/>
      <text:p co:para-mark-style-name="T1" text:style-name="P7"/>
      <text:p co:para-mark-style-name="T1" text:style-name="P6"><text:span text:style-name="T1">def decompressor(output_file, decompressed_file):</text:span></text:p>
      <text:p co:para-mark-style-name="T1" text:style-name="P6"><text:span text:style-name="T1"><text:s text:c="4"/>with open(output_file, 'r') as f_in:</text:span></text:p>
      <text:p co:para-mark-style-name="T1" text:style-name="P6"><text:span text:style-name="T1"><text:s text:c="8"/>output_file = f_in.read()</text:span></text:p>
      <text:p co:para-mark-style-name="T1" text:style-name="P6"><text:span text:style-name="T1"><text:s text:c="4"/>output_string = ''</text:span></text:p>
      <text:p co:para-mark-style-name="T1" text:style-name="P6"><text:span text:style-name="T1"><text:s text:c="4"/>i = 0</text:span></text:p>
      <text:p co:para-mark-style-name="T1" text:style-name="P6"><text:span text:style-name="T1"><text:s text:c="4"/>while i &lt; len(output_file):</text:span></text:p>
      <text:p co:para-mark-style-name="T1" text:style-name="P6"><text:span text:style-name="T1"><text:s text:c="8"/>if output_string[i].isdigit():</text:span></text:p>
      <text:p co:para-mark-style-name="T1" text:style-name="P6"><text:span text:style-name="T1"><text:s text:c="12"/>count = int(output_string[i])</text:span></text:p>
      <text:p co:para-mark-style-name="T1" text:style-name="P6"><text:span text:style-name="T1"><text:s text:c="12"/>output_string += output_string[i + 1] * count</text:span></text:p>
      <text:p co:para-mark-style-name="T1" text:style-name="P6"><text:span text:style-name="T1"><text:s text:c="12"/>i += 2</text:span></text:p>
      <text:p co:para-mark-style-name="T1" text:style-name="P6"><text:span text:style-name="T1"><text:s text:c="8"/>else:</text:span></text:p>
      <text:p co:para-mark-style-name="T1" text:style-name="P6"><text:span text:style-name="T1"><text:s text:c="12"/>output_string += output_string[i]</text:span></text:p>
      <text:p co:para-mark-style-name="T1" text:style-name="P6"><text:span text:style-name="T1"><text:s text:c="12"/>i += 1</text:span></text:p>
      <text:p co:para-mark-style-name="T1" text:style-name="P6"><text:span text:style-name="T1"><text:s text:c="8"/>with open(output_file, 'w') as f_out:</text:span></text:p>
      <text:p co:para-mark-style-name="T1" text:style-name="P6"><text:span text:style-name="T1"><text:s text:c="12"/>f_out.write(decompressed_file)</text:span></text:p>
      <text:p co:para-mark-style-name="T1" text:style-name="P6"><text:span text:style-name="T1"><text:s text:c="4"/>return output_string</text:span></text:p>
      <text:p co:para-mark-style-name="T1" text:style-name="P7"/>
      <text:p co:para-mark-style-name="T1" text:style-name="P7"/>
      <text:p co:para-mark-style-name="T1" text:style-name="P6"><text:span text:style-name="T1">print(decompressor('output.txt', 'output1.txt'))</text:span></text:p>
      <text:p co:para-mark-style-name="T1" text:style-name="P7"/>
      <text:p co:para-mark-style-name="T1" text:style-name="P6"><text:span text:style-name="T1">5. Проверить работоспособность подготовленных Вами программ. Для этого выберите файл для сжатия. Преобразуйте его с помощью Вашей программы. Посмотрите на сколько изменился объем файла. Разархивируйте преобразованный файл и сравните его с исходным файлом.</text:span></text:p>
      <text:p co:para-mark-style-name="T1" text:style-name="P6"><text:span text:style-name="T1"/><text:tab/><text:span text:style-name="T1"/><text:span text:style-name="T1">Файлы, использованные для проверки работоспособности программы, прилагаются в электронном виде.</text:span></text:p>
      <text:p co:para-mark-style-name="T1" text:style-name="P6"><text:span text:style-name="T1"/><text:tab/><text:span text:style-name="T1"/><text:span text:style-name="T1">Опишем в текстовом виде проведенные проверки.</text:span></text:p>
      <text:p co:para-mark-style-name="T1" text:style-name="P7"/>
      <text:p co:para-mark-style-name="T1" text:style-name="P6"><text:span text:style-name="T1">Проверка:</text:span></text:p>
      <text:p text:style-name="P6"><text:span text:style-name="T3"/><text:tab/><text:span text:style-name="T3"/><text:span text:style-name="T3">Файл с расширением </text:span><text:span text:style-name="T3">txt</text:span><text:span text:style-name="T3">.</text:span></text:p>
      <text:p text:style-name="P6"><text:span text:style-name="T3"/><text:tab/><text:span text:style-name="T3"/><text:span text:style-name="T3">Текст: </text:span><text:span text:style-name="T3">XXXXXXXXXXXXXXXXXXXXXXXXXXXXXXXXXXXXXXXXXXXXXXXXXXXXXXXXXXXXXXXXXXXXXXXXXXXXXXXXXXXXXXXXXXXXXX</text:span><text:span text:style-name="T3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</text:span><text:span text:style-name="T3">3кб</text:span><text:span text:style-name="T3">)</text:span></text:p>
      <text:p text:style-name="P6"><text:span text:style-name="T3"/><text:tab/><text:span text:style-name="T3"/><text:span text:style-name="T3">Результат компрессии: </text:span><text:span text:style-name="T3">516X560A647S494D</text:span></text:p>
      <text:p co:para-mark-style-name="T1" text:style-name="P6"><text:span text:style-name="T1">(1кб)</text:span></text:p>
      <text:p co:para-mark-style-name="T1" text:style-name="P6"><text:span text:style-name="T1"/><text:tab/><text:span text:style-name="T1"/></text:p>
      <text:p text:style-name="P6"><text:span text:style-name="T3">Результат </text:span><text:span text:style-name="T3">дек</text:span><text:span text:style-name="T3">омпрессии: </text:span><text:span text:style-name="T3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</text:span><text:span text:style-name="T3">DDDDDDDDDDDDDDDDDDDDDDDDDDDDDDDDDDDDDDDDDDDDDDD</text:span><text:span text:style-name="T3">3кб </text:span><text:span text:style-name="T3">(разницы с исходным файлом нет)</text:span></text:p>
      <text:p co:para-mark-style-name="T1" text:style-name="P7"/>
      <text:p co:para-mark-style-name="T1" text:style-name="P6"><text:span text:style-name="T1">Проверка 2.</text:span></text:p>
      <text:p text:style-name="P6"><text:span text:style-name="T3"/><text:tab/><text:span text:style-name="T3"/><text:span text:style-name="T3">Файл с расширением </text:span><text:span text:style-name="T3">txt</text:span><text:span text:style-name="T3">.</text:span></text:p>
      <text:p text:style-name="P6"><text:span text:style-name="T3"/><text:tab/><text:span text:style-name="T3"/><text:span text:style-name="T3">Текст: </text:span><text:span text:style-name="T3">ZZ</text:span><text:span text:style-name="T3"><text:s text:c="1"/>(2 байта)</text:span></text:p>
      <text:p text:style-name="P6"><text:span text:style-name="T3"/><text:tab/><text:span text:style-name="T3"/><text:span text:style-name="T3">Результат компрессии: 2</text:span><text:span text:style-name="T3">Z</text:span><text:span text:style-name="T3"><text:s text:c="1"/>(2 байта, </text:span><text:span text:style-name="T3">нулевая эффективность сжатия)</text:span></text:p>
      <text:p text:style-name="P6"><text:span text:style-name="T3"/><text:tab/><text:span text:style-name="T3"/><text:span text:style-name="T3">Результат декомпрессии: </text:span><text:span text:style-name="T3">ZZ</text:span><text:span text:style-name="T3"><text:s text:c="1"/>(разницы с исходным файлом нет)</text:span></text:p>
      <text:p co:para-mark-style-name="T1" text:style-name="P7"/>
      <text:p co:para-mark-style-name="T1" text:style-name="P7"/>
      <text:p co:para-mark-style-name="T1" text:style-name="P6"><text:span text:style-name="T1"/><text:tab/><text:span text:style-name="T1"/></text:p>
      <text:p co:para-mark-style-name="T1" text:style-name="P7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6"><text:span text:style-name="T2">Выводы.</text:span></text:p>
      <text:p co:para-mark-style-name="T2" text:style-name="P5"/>
      <text:p co:para-mark-style-name="T2" text:style-name="P5"/>
      <text:p text:style-name="P6"><text:span text:style-name="T3"/><text:tab/><text:span text:style-name="T3"/><text:span text:style-name="T3">В заключении отметим, что в ходе работы мы познакомились с такими программами, как </text:span><text:span text:style-name="T3">WinZip</text:span><text:span text:style-name="T3"><text:s text:c="1"/>и </text:span><text:span text:style-name="T3">WinRAR</text:span><text:span text:style-name="T3">, а также встроенной в </text:span><text:span text:style-name="T3">Windows</text:span><text:span text:style-name="T3"><text:s text:c="1"/></text:span><text:span text:style-name="T3">утилиты создания резервной копии системы, изучили алгоритм сжатия данных </text:span><text:span text:style-name="T3">RLE</text:span><text:span text:style-name="T3"><text:s text:c="1"/>и реализовали компрессию и декомпрессию файла с его помощью в программе, проверили ее работоспособность, оценили преимущества и недостатки как программы так и самого метода сжатия</text:span><text:span text:style-name="T3">, назовем их:</text:span></text:p>
      <text:p co:para-mark-style-name="T1" text:style-name="P7"/>
      <text:p co:para-mark-style-name="T1" text:style-name="P6"><text:span text:style-name="T1"/><text:tab/><text:span text:style-name="T1"/><text:span text:style-name="T1">Плюсы:</text:span></text:p>
      <text:list text:style-name="numList_1" xml:id="list_1">
        <text:list-item>
          <text:p co:para-mark-style-name="T1" text:style-name="P8"><text:span text:style-name="T1">сильное сжатие, экономящее большие объемы памяти при преобразовании файлов с большими последовательностями поочередно идущих одинаковых символов</text:span></text:p>
        </text:list-item>
        <text:list-item>
          <text:p co:para-mark-style-name="T1" text:style-name="P8"><text:span text:style-name="T1">сжатие без потерь при кодировании непрерывных строк</text:span></text:p>
        </text:list-item>
      </text:list>
      <text:p co:para-mark-style-name="T1" text:style-name="P7"/>
      <text:p co:para-mark-style-name="T1" text:style-name="P6"><text:span text:style-name="T1">Минусы:</text:span></text:p>
      <text:list text:continue-list="list_1" text:style-name="numList_1" xml:id="list_2">
        <text:list-item>
          <text:p co:para-mark-style-name="T1" text:style-name="P8"><text:span text:style-name="T1">игнорирование цифр как знаков</text:span></text:p>
        </text:list-item>
        <text:list-item>
          <text:p co:para-mark-style-name="T1" text:style-name="P8"><text:span text:style-name="T1">игнорирование пробелов</text:span></text:p>
        </text:list-item>
        <text:list-item>
          <text:p co:para-mark-style-name="T1" text:style-name="P8"><text:span text:style-name="T1">0 эффективность при 2 символах подряд</text:span></text:p>
        </text:list-item>
        <text:list-item>
          <text:p co:para-mark-style-name="T1" text:style-name="P8"><text:span text:style-name="T1">отрицательная при отсутствии или малом количестве последовательностей одинаковых символов подряд</text:span></text:p>
        </text:list-item>
      </text:list>
      <text:p co:para-mark-style-name="T1" text:style-name="P7"/>
      <text:p co:para-mark-style-name="T1" text:style-name="P7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2" text:style-name="P5"/>
      <text:p co:para-mark-style-name="T1" text:style-name="P7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OpenSymbol" svg:font-family="OpenSymbol"/>
    <style:font-face style:name="Times New Roman" svg:font-family="Times New Roman"/>
    <style:font-face style:name="Wingdings" svg:font-family="Wingding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orphans="0" fo:text-align="start" fo:text-indent="0pt" fo:widows="0" style:tab-stop-distance="35.2944pt"/>
      <style:text-properties fo:background-color="transparent" fo:color="#000000" fo:font-family="Times New Roman" fo:font-size="12pt" fo:font-style="normal" fo:font-variant="normal" fo:font-weight="normal" fo:letter-spacing="0pt" fo:text-transform="none" style:font-name="Times New Roman" style:font-relief="none" style:font-size-asian="12pt" style:font-size-complex="12pt" style:font-style-asian="normal" style:font-style-complex="normal" style:font-weight-asian="normal" style:font-weight-complex="normal" style:text-line-through-style="none" style:text-line-through-type="none" style:text-position="0%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Bullet Symbols" style:family="paragraph" style:name="Bullet_Symbols">
      <style:text-properties fo:font-family="OpenSymbol" style:font-name="OpenSymbol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WW_CharLFO1LVL3" style:family="paragraph" style:name="WW_CharLFO1LVL3">
      <style:text-properties fo:font-family="OpenSymbol" style:font-name="OpenSymbol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style:display-name="Index" style:family="paragraph" style:name="Index" style:parent-style-name="Standard"/>
    <style:style co:is-default-style="true" style:display-name="Standard" style:family="paragraph" style:name="Standard"/>
    <style:style style:display-name="WW_CharLFO1LVL2" style:family="paragraph" style:name="WW_CharLFO1LVL2">
      <style:text-properties fo:font-family="OpenSymbol" style:font-name="OpenSymbol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Numbering Symbols" style:family="paragraph" style:name="Numbering_Symbols"/>
    <style:style style:display-name="WW_CharLFO1LVL8" style:family="paragraph" style:name="WW_CharLFO1LVL8">
      <style:text-properties fo:font-family="OpenSymbol" style:font-name="OpenSymbol"/>
    </style:style>
    <style:style style:display-name="WW_CharLFO1LVL9" style:family="paragraph" style:name="WW_CharLFO1LVL9">
      <style:text-properties fo:font-family="OpenSymbol" style:font-name="OpenSymbol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isplay-name="Обычный" style:family="paragraph" style:name="Обычный"/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Основной шрифт абзаца" style:family="text" style:name="Основной_шрифт_абзаца_tx">
      <co:linked-style style-name="Основной_шрифт_абзаца"/>
    </style:style>
    <style:style style:display-name="Основной шрифт абзаца" style:family="paragraph" style:name="Основной_шрифт_абзаца">
      <co:linked-style style-name="Основной_шрифт_абзаца_tx"/>
    </style:style>
    <style:style style:display-name="WW_CharLFO1LVL6" style:family="paragraph" style:name="WW_CharLFO1LVL6">
      <style:text-properties fo:font-family="OpenSymbol" style:font-name="OpenSymbol"/>
    </style:style>
    <style:style style:display-name="Internet link" style:family="paragraph" style:name="Internet_link">
      <style:text-properties fo:color="#000080" style:text-underline-color="font-color" style:text-underline-style="solid">
        <co:theme-color>
          <value>
            <rgba>000080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WW_CharLFO1LVL4" style:family="paragraph" style:name="WW_CharLFO1LVL4">
      <style:text-properties fo:font-family="OpenSymbol" style:font-name="OpenSymbol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WW_CharLFO1LVL1" style:family="paragraph" style:name="WW_CharLFO1LVL1">
      <style:text-properties fo:font-family="Wingdings" style:font-name="Wingdings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Text body" style:family="paragraph" style:name="Text_body" style:parent-style-name="Standard">
      <style:paragraph-properties fo:margin-bottom="5.9976pt"/>
    </style:style>
    <style:style style:display-name="WW_CharLFO1LVL5" style:family="paragraph" style:name="WW_CharLFO1LVL5">
      <style:text-properties fo:font-family="OpenSymbol" style:font-name="OpenSymbol"/>
    </style:style>
    <style:style style:display-name="Список" style:family="paragraph" style:name="Список" style:parent-style-name="Text_body"/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WW_CharLFO1LVL7" style:family="paragraph" style:name="WW_CharLFO1LVL7">
      <style:text-properties fo:font-family="OpenSymbol" style:font-name="OpenSymbol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isplay-name="Название объекта" style:family="paragraph" style:name="Название_объекта" style:parent-style-name="Standard">
      <style:paragraph-properties fo:margin-bottom="5.9976pt" fo:margin-top="5.9976pt"/>
      <style:text-properties fo:font-style="italic" style:font-style-asian="italic" style:font-style-complex="italic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ing" style:family="paragraph" style:name="Heading" style:next-style-name="Text_body" style:parent-style-name="Standard">
      <style:paragraph-properties fo:keep-with-next="always" fo:margin-bottom="5.9976pt" fo:margin-top="11.9952pt"/>
      <style:text-properties fo:font-family="Arial" fo:font-size="14pt" style:font-name="Arial" style:font-size-asian="14pt" style:font-size-complex="14pt"/>
    </style:style>
    <text:list-style style:name="numList_1">
      <text:list-level-style-bullet text:bullet-char="" text:level="1">
        <style:list-level-properties text:list-level-position-and-space-mode="label-alignment">
          <style:list-level-label-alignment fo:margin-left="36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◦" text:level="2">
        <style:list-level-properties text:list-level-position-and-space-mode="label-alignment">
          <style:list-level-label-alignment fo:margin-left="54pt" fo:text-indent="-18pt" text:label-followed-by="listtab"/>
        </style:list-level-properties>
        <style:text-properties fo:font-family="OpenSymbol" style:font-name="OpenSymbol"/>
      </text:list-level-style-bullet>
      <text:list-level-style-bullet text:bullet-char="▪" text:level="3">
        <style:list-level-properties text:list-level-position-and-space-mode="label-alignment">
          <style:list-level-label-alignment fo:margin-left="72pt" fo:text-indent="-18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90pt" fo:text-indent="-18pt" text:label-followed-by="listtab"/>
        </style:list-level-properties>
        <style:text-properties fo:font-family="OpenSymbol" style:font-name="OpenSymbol"/>
      </text:list-level-style-bullet>
      <text:list-level-style-bullet text:bullet-char="◦" text:level="5">
        <style:list-level-properties text:list-level-position-and-space-mode="label-alignment">
          <style:list-level-label-alignment fo:margin-left="108pt" fo:text-indent="-18pt" text:label-followed-by="listtab"/>
        </style:list-level-properties>
        <style:text-properties fo:font-family="OpenSymbol" style:font-name="OpenSymbol"/>
      </text:list-level-style-bullet>
      <text:list-level-style-bullet text:bullet-char="▪" text:level="6">
        <style:list-level-properties text:list-level-position-and-space-mode="label-alignment">
          <style:list-level-label-alignment fo:margin-left="126pt" fo:text-indent="-18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144pt" fo:text-indent="-18pt" text:label-followed-by="listtab"/>
        </style:list-level-properties>
        <style:text-properties fo:font-family="OpenSymbol" style:font-name="OpenSymbol"/>
      </text:list-level-style-bullet>
      <text:list-level-style-bullet text:bullet-char="◦" text:level="8">
        <style:list-level-properties text:list-level-position-and-space-mode="label-alignment">
          <style:list-level-label-alignment fo:margin-left="162pt" fo:text-indent="-18pt" text:label-followed-by="listtab"/>
        </style:list-level-properties>
        <style:text-properties fo:font-family="OpenSymbol" style:font-name="OpenSymbol"/>
      </text:list-level-style-bullet>
      <text:list-level-style-bullet text:bullet-char="▪" text:level="9">
        <style:list-level-properties text:list-level-position-and-space-mode="label-alignment">
          <style:list-level-label-alignment fo:margin-left="180pt" fo:text-indent="-18pt" text:label-followed-by="listtab"/>
        </style:list-level-properties>
        <style:text-properties fo:font-family="OpenSymbol" style:font-name="OpenSymbol"/>
      </text:list-level-style-bullet>
    </text:list-style>
  </office:styles>
  <office:automatic-styles>
    <style:page-layout style:name="PM1">
      <style:page-layout-properties fo:margin-bottom="56.7pt" fo:margin-left="56.7pt" fo:margin-right="56.7pt" fo:margin-top="56.7pt" fo:page-height="841.896pt" fo:page-width="595.296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9</meta:generator>
    <dc:date>2024-02-27T07:36:06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